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bd6" officeooo:paragraph-rsid="000b8bd6"/>
    </style:style>
    <style:style style:name="T1" style:family="text">
      <style:text-properties officeooo:rsid="000d28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vNav Datenschutzerklärung</text:h>
      <text:p text:style-name="P1"/>
      <text:p text:style-name="P1">AvNav kontaktiert während des Betriebes keine Server im Internet <text:span text:style-name="T1">ausser für die demo Karten</text:span>.</text:p>
      <text:p text:style-name="P1"/>
      <text:p text:style-name="P1"><text:span text:style-name="T1">Weitere </text:span>Ausnahme: Wenn in den Einstellungen als NMEA/AIS Quelle “IP” gewählt wird, kontaktiert AvNav den dort angegeben Server (IP und Port) um Standort Daten und AIS Informationen zu erhalten.</text:p>
      <text:p text:style-name="P1">Normalerweise wird sich ein solcher Server im lokalen Netz (WLAN) befinden. Die Ip Adresse muss vom Nutzer explizit eingegeben werden.</text:p>
      <text:p text:style-name="P1"/>
      <text:p text:style-name="P1">Während des Betriebes erfasst AvNav die Standort-Daten und schreibt sie (als Track) Daten in das gewählte Verzeichnis auf dem Gerät oder der SD Karte.</text:p>
      <text:p text:style-name="P1">Diese Daten bleiben dort so lange erhalten, bis der Nutzer sie löscht.</text:p>
      <text:p text:style-name="P1"/>
      <text:p text:style-name="P1">Sonstige personenbezogene Daten werden durch AvNav nicht erfasst oder benutzt.</text:p>
      <text:p text:style-name="P1"/>
      <text:p text:style-name="P1">AvNav benötigt die folgenden Zugriffsrechte:</text:p>
      <text:h text:style-name="Heading_20_3" text:outline-level="3">Netzwerk</text:h>
      <text:p text:style-name="P1">Für den Zugriff auf einen Server für Standort/AIS Daten (Serveradresse wird durch den Nutzer festgelegt).</text:p>
      <text:p text:style-name="P1">Im Mode “external Browser” kann erlaubt werden, dass sich weitere Geräte mit avnav verbinden (in den Einstellungen).</text:p>
      <text:h text:style-name="Heading_20_3" text:outline-level="3">Bluetooth</text:h>
      <text:p text:style-name="P1">Für den Zugriff auf GPS/NMEA Sender.</text:p>
      <text:h text:style-name="Heading_20_3" text:outline-level="3">Schreibrechte für externen Speicher</text:h>
      <text:p text:style-name="P1">Der externe Speicher kann als Arbeitsverzeichnis gewählt werden.</text:p>
      <text:h text:style-name="Heading_20_3" text:outline-level="3">Standort Informationen</text:h>
      <text:p text:style-name="P1">Das wird für die Grundfunktionen der Positionsdarstellung benötigt.</text:p>
      <text:p text:style-name="P1"/>
      <text:p text:style-name="P1">Für weitere Fragen bitte per mail an <text:a xlink:type="simple" xlink:href="mailto:andreas@wellenvogel.net" text:style-name="Internet_20_link" text:visited-style-name="Visited_20_Internet_20_Link">andreas@wellenvogel.net</text:a>.</text:p>
      <text:p text:style-name="P1"/>
      <text:p text:style-name="P1">Bernau, 2017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</meta:initial-creator>
    <meta:creation-date>2017-12-15T19:56:45.081677236</meta:creation-date>
    <dc:date>2017-12-15T20:16:31.028304276</dc:date>
    <dc:creator>Andreas </dc:creator>
    <meta:editing-duration>PT10M2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88" meta:character-count="1322" meta:non-whitespace-character-count="1153"/>
  </office:meta>
</office:document-meta>
</file>